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rmanAnalyzer.GermanAnalyzer( String [ ]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rmanAnalyzer.GermanAnalyzer( File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rmanAnalyzer.setStemExclusionTable( File exclusion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rmanAnalyzer.GermanAnalyzer( Map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rmanAnalyzer.setStemExclusionTable( Map exclusion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rmanAnalyzer.tokenStream( String fieldName ,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rmanAnalyzer.setStemExclusionTable( String [ ] exclusion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rmanAnalyzer.GermanAnaly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